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35.44pt"/>
    </style:style>
    <style:style style:name="co2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Moqueca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oqueca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(Copy the generated price report into this section every day)</text:p>
          </table:table-cell>
          <table:covered-table-cell table:number-columns-repeated="9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Want Quantity</text:p>
          </table:table-cell>
          <table:table-cell table:style-name="ce2" office:value-type="string" calcext:value-type="string">
            <text:p>Market</text:p>
          </table:table-cell>
          <table:table-cell table:style-name="ce2" office:value-type="string" calcext:value-type="string">
            <text:p>Price Each (w/o tax)</text:p>
          </table:table-cell>
          <table:table-cell table:style-name="ce2" office:value-type="string" calcext:value-type="string">
            <text:p>Actual Quantity</text:p>
          </table:table-cell>
          <table:table-cell table:style-name="ce2" office:value-type="string" calcext:value-type="string">
            <text:p>Sells per Day</text:p>
          </table:table-cell>
          <table:table-cell table:style-name="ce4" office:value-type="string" calcext:value-type="string" table:number-columns-spanned="4" table:number-rows-spanned="1">
            <text:p>Universalis URL</text:p>
          </table:table-cell>
          <table:covered-table-cell table:number-columns-repeated="3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ファイアクリスタル</text:p>
          </table:table-cell>
          <table:table-cell table:style-name="ce2" office:value-type="float" office:value="792" calcext:value-type="float">
            <text:p>792</text:p>
          </table:table-cell>
          <table:table-cell table:style-name="ce2" office:value-type="string" calcext:value-type="string">
            <text:p>Mana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8280" calcext:value-type="float">
            <text:p>8280</text:p>
          </table:table-cell>
          <table:table-cell table:style-name="ce2" office:value-type="float" office:value="16413.14" calcext:value-type="float">
            <text:p>16413.14</text:p>
          </table:table-cell>
          <table:table-cell table:style-name="ce5" office:value-type="string" calcext:value-type="string" table:number-columns-spanned="4" table:number-rows-spanned="1">
            <text:p><text:a xlink:href="https://universalis.app/market/8" xlink:type="simple">https://universalis.app/market/8</text:a></text:p>
          </table:table-cell>
          <table:covered-table-cell table:number-columns-repeated="3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ファイアクラスター</text:p>
          </table:table-cell>
          <table:table-cell table:style-name="ce2" office:value-type="float" office:value="297" calcext:value-type="float">
            <text:p>297</text:p>
          </table:table-cell>
          <table:table-cell table:style-name="ce2" office:value-type="string" calcext:value-type="string">
            <text:p>Mana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5845" calcext:value-type="float">
            <text:p>5845</text:p>
          </table:table-cell>
          <table:table-cell table:style-name="ce2" office:value-type="float" office:value="14060.43" calcext:value-type="float">
            <text:p>14060.43</text:p>
          </table:table-cell>
          <table:table-cell table:style-name="ce5" office:value-type="string" calcext:value-type="string" table:number-columns-spanned="4" table:number-rows-spanned="1">
            <text:p><text:a xlink:href="https://universalis.app/market/14" xlink:type="simple">https://universalis.app/market/14</text:a></text:p>
          </table:table-cell>
          <table:covered-table-cell table:number-columns-repeated="3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ウォータークラスター</text:p>
          </table:table-cell>
          <table:table-cell table:style-name="ce2" office:value-type="float" office:value="297" calcext:value-type="float">
            <text:p>297</text:p>
          </table:table-cell>
          <table:table-cell table:style-name="ce2" office:value-type="string" calcext:value-type="string">
            <text:p>Mana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15629" calcext:value-type="float">
            <text:p>15629</text:p>
          </table:table-cell>
          <table:table-cell table:style-name="ce5" office:value-type="string" calcext:value-type="string" table:number-columns-spanned="4" table:number-rows-spanned="1">
            <text:p><text:a xlink:href="https://universalis.app/market/19" xlink:type="simple">https://universalis.app/market/19</text:a></text:p>
          </table:table-cell>
          <table:covered-table-cell table:number-columns-repeated="3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ナシゴレン[HQ]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na</text:p>
          </table:table-cell>
          <table:table-cell table:style-name="ce2" office:value-type="float" office:value="332.7" calcext:value-type="float">
            <text:p>332.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7.14" calcext:value-type="float">
            <text:p>17.14</text:p>
          </table:table-cell>
          <table:table-cell table:style-name="ce5" office:value-type="string" calcext:value-type="string" table:number-columns-spanned="4" table:number-rows-spanned="1">
            <text:p><text:a xlink:href="https://universalis.app/market/44078" xlink:type="simple">https://universalis.app/market/44078</text:a></text:p>
          </table:table-cell>
          <table:covered-table-cell table:number-columns-repeated="3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ロネークステーキ[HQ]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ana</text:p>
          </table:table-cell>
          <table:table-cell table:style-name="ce2" office:value-type="float" office:value="998.54" calcext:value-type="float">
            <text:p>998.54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86.14" calcext:value-type="float">
            <text:p>86.14</text:p>
          </table:table-cell>
          <table:table-cell table:style-name="ce5" office:value-type="string" calcext:value-type="string" table:number-columns-spanned="4" table:number-rows-spanned="1">
            <text:p><text:a xlink:href="https://universalis.app/market/44091" xlink:type="simple">https://universalis.app/market/44091</text:a></text:p>
          </table:table-cell>
          <table:covered-table-cell table:number-columns-repeated="3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セビーチェ[HQ]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ana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6.57" calcext:value-type="float">
            <text:p>56.57</text:p>
          </table:table-cell>
          <table:table-cell table:style-name="ce5" office:value-type="string" calcext:value-type="string" table:number-columns-spanned="4" table:number-rows-spanned="1">
            <text:p><text:a xlink:href="https://universalis.app/market/44842" xlink:type="simple">https://universalis.app/market/44842</text:a></text:p>
          </table:table-cell>
          <table:covered-table-cell table:number-columns-repeated="3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魔匠の薬液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Mana</text:p>
          </table:table-cell>
          <table:table-cell table:style-name="ce2" office:value-type="float" office:value="198.7" calcext:value-type="float">
            <text:p>198.7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4.29" calcext:value-type="float">
            <text:p>4.29</text:p>
          </table:table-cell>
          <table:table-cell table:style-name="ce5" office:value-type="string" calcext:value-type="string" table:number-columns-spanned="4" table:number-rows-spanned="1">
            <text:p><text:a xlink:href="https://universalis.app/market/44169" xlink:type="simple">https://universalis.app/market/44169</text:a></text:p>
          </table:table-cell>
          <table:covered-table-cell table:number-columns-repeated="3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魔匠の薬液[HQ]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Mana</text:p>
          </table:table-cell>
          <table:table-cell table:style-name="ce2" office:value-type="float" office:value="1174.72" calcext:value-type="float">
            <text:p>1174.7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43.14" calcext:value-type="float">
            <text:p>43.14</text:p>
          </table:table-cell>
          <table:table-cell table:style-name="ce5" office:value-type="string" calcext:value-type="string" table:number-columns-spanned="4" table:number-rows-spanned="1">
            <text:p><text:a xlink:href="https://universalis.app/market/44169" xlink:type="simple">https://universalis.app/market/44169</text:a></text:p>
          </table:table-cell>
          <table:covered-table-cell table:number-columns-repeated="3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コーディアル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Mana</text:p>
          </table:table-cell>
          <table:table-cell table:style-name="ce2" office:value-type="float" office:value="153.99" calcext:value-type="float">
            <text:p>153.99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262.71" calcext:value-type="float">
            <text:p>262.71</text:p>
          </table:table-cell>
          <table:table-cell table:style-name="ce5" office:value-type="string" calcext:value-type="string" table:number-columns-spanned="4" table:number-rows-spanned="1">
            <text:p><text:a xlink:href="https://universalis.app/market/6141" xlink:type="simple">https://universalis.app/market/6141</text:a></text:p>
          </table:table-cell>
          <table:covered-table-cell table:number-columns-repeated="3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コーディアル[HQ]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Mana</text:p>
          </table:table-cell>
          <table:table-cell table:style-name="ce2" office:value-type="float" office:value="698" calcext:value-type="float">
            <text:p>698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79.29" calcext:value-type="float">
            <text:p>79.29</text:p>
          </table:table-cell>
          <table:table-cell table:style-name="ce5" office:value-type="string" calcext:value-type="string" table:number-columns-spanned="4" table:number-rows-spanned="1">
            <text:p><text:a xlink:href="https://universalis.app/market/6141" xlink:type="simple">https://universalis.app/market/6141</text:a></text:p>
          </table:table-cell>
          <table:covered-table-cell table:number-columns-repeated="3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黄金の霊砂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Mana</text:p>
          </table:table-cell>
          <table:table-cell table:style-name="ce2" office:value-type="float" office:value="397" calcext:value-type="float">
            <text:p>397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530" calcext:value-type="float">
            <text:p>530</text:p>
          </table:table-cell>
          <table:table-cell table:style-name="ce5" office:value-type="string" calcext:value-type="string" table:number-columns-spanned="4" table:number-rows-spanned="1">
            <text:p><text:a xlink:href="https://universalis.app/market/44035" xlink:type="simple">https://universalis.app/market/44035</text:a></text:p>
          </table:table-cell>
          <table:covered-table-cell table:number-columns-repeated="3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ブラウンカルダモン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Mana</text:p>
          </table:table-cell>
          <table:table-cell table:style-name="ce2" office:value-type="float" office:value="911.42" calcext:value-type="float">
            <text:p>911.42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230.14" calcext:value-type="float">
            <text:p>230.14</text:p>
          </table:table-cell>
          <table:table-cell table:style-name="ce5" office:value-type="string" calcext:value-type="string" table:number-columns-spanned="4" table:number-rows-spanned="1">
            <text:p><text:a xlink:href="https://universalis.app/market/44171" xlink:type="simple">https://universalis.app/market/44171</text:a></text:p>
          </table:table-cell>
          <table:covered-table-cell table:number-columns-repeated="3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ココナッツ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Mana</text:p>
          </table:table-cell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float" office:value="295.29" calcext:value-type="float">
            <text:p>295.29</text:p>
          </table:table-cell>
          <table:table-cell table:style-name="ce5" office:value-type="string" calcext:value-type="string" table:number-columns-spanned="4" table:number-rows-spanned="1">
            <text:p><text:a xlink:href="https://universalis.app/market/36087" xlink:type="simple">https://universalis.app/market/36087</text:a></text:p>
          </table:table-cell>
          <table:covered-table-cell table:number-columns-repeated="3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トラルコーン</text:p>
          </table:table-cell>
          <table:table-cell table:style-name="ce2" office:value-type="float" office:value="396" calcext:value-type="float">
            <text:p>396</text:p>
          </table:table-cell>
          <table:table-cell table:style-name="ce2" office:value-type="string" calcext:value-type="string">
            <text:p>Mana</text:p>
          </table:table-cell>
          <table:table-cell table:style-name="ce2" office:value-type="float" office:value="241.32" calcext:value-type="float">
            <text:p>241.32</text:p>
          </table:table-cell>
          <table:table-cell table:style-name="ce2" office:value-type="float" office:value="446" calcext:value-type="float">
            <text:p>446</text:p>
          </table:table-cell>
          <table:table-cell table:style-name="ce2" office:value-type="float" office:value="422.86" calcext:value-type="float">
            <text:p>422.86</text:p>
          </table:table-cell>
          <table:table-cell table:style-name="ce5" office:value-type="string" calcext:value-type="string" table:number-columns-spanned="4" table:number-rows-spanned="1">
            <text:p><text:a xlink:href="https://universalis.app/market/43981" xlink:type="simple">https://universalis.app/market/43981</text:a></text:p>
          </table:table-cell>
          <table:covered-table-cell table:number-columns-repeated="3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ヤースラニガーリック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Mana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363.86" calcext:value-type="float">
            <text:p>363.86</text:p>
          </table:table-cell>
          <table:table-cell table:style-name="ce5" office:value-type="string" calcext:value-type="string" table:number-columns-spanned="4" table:number-rows-spanned="1">
            <text:p><text:a xlink:href="https://universalis.app/market/43985" xlink:type="simple">https://universalis.app/market/43985</text:a></text:p>
          </table:table-cell>
          <table:covered-table-cell table:number-columns-repeated="3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スワンプモンクのモモ肉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Mana</text:p>
          </table:table-cell>
          <table:table-cell table:style-name="ce2" office:value-type="float" office:value="319.48" calcext:value-type="float">
            <text:p>319.48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343" calcext:value-type="float">
            <text:p>343</text:p>
          </table:table-cell>
          <table:table-cell table:style-name="ce5" office:value-type="string" calcext:value-type="string" table:number-columns-spanned="4" table:number-rows-spanned="1">
            <text:p><text:a xlink:href="https://universalis.app/market/44064" xlink:type="simple">https://universalis.app/market/44064</text:a></text:p>
          </table:table-cell>
          <table:covered-table-cell table:number-columns-repeated="3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ココナッツミルク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Mana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118.57" calcext:value-type="float">
            <text:p>118.57</text:p>
          </table:table-cell>
          <table:table-cell table:style-name="ce5" office:value-type="string" calcext:value-type="string" table:number-columns-spanned="4" table:number-rows-spanned="1">
            <text:p><text:a xlink:href="https://universalis.app/market/36082" xlink:type="simple">https://universalis.app/market/36082</text:a></text:p>
          </table:table-cell>
          <table:covered-table-cell table:number-columns-repeated="3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ココナッツミルク[HQ]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Mana</text:p>
          </table:table-cell>
          <table:table-cell table:style-name="ce2" office:value-type="float" office:value="543.03" calcext:value-type="float">
            <text:p>543.03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115" calcext:value-type="float">
            <text:p>115</text:p>
          </table:table-cell>
          <table:table-cell table:style-name="ce5" office:value-type="string" calcext:value-type="string" table:number-columns-spanned="4" table:number-rows-spanned="1">
            <text:p><text:a xlink:href="https://universalis.app/market/36082" xlink:type="simple">https://universalis.app/market/36082</text:a></text:p>
          </table:table-cell>
          <table:covered-table-cell table:number-columns-repeated="3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トラルコーンオイル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Mana</text:p>
          </table:table-cell>
          <table:table-cell table:style-name="ce2" office:value-type="float" office:value="356.13" calcext:value-type="float">
            <text:p>356.13</text:p>
          </table:table-cell>
          <table:table-cell table:style-name="ce2" office:value-type="float" office:value="205" calcext:value-type="float">
            <text:p>205</text:p>
          </table:table-cell>
          <table:table-cell table:style-name="ce2" office:value-type="float" office:value="104" calcext:value-type="float">
            <text:p>104</text:p>
          </table:table-cell>
          <table:table-cell table:style-name="ce5" office:value-type="string" calcext:value-type="string" table:number-columns-spanned="4" table:number-rows-spanned="1">
            <text:p><text:a xlink:href="https://universalis.app/market/43976" xlink:type="simple">https://universalis.app/market/43976</text:a></text:p>
          </table:table-cell>
          <table:covered-table-cell table:number-columns-repeated="3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トラルコーンオイル[HQ]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string" calcext:value-type="string">
            <text:p>Mana</text:p>
          </table:table-cell>
          <table:table-cell table:style-name="ce2" office:value-type="float" office:value="720.67" calcext:value-type="float">
            <text:p>720.67</text:p>
          </table:table-cell>
          <table:table-cell table:style-name="ce2" office:value-type="float" office:value="253" calcext:value-type="float">
            <text:p>253</text:p>
          </table:table-cell>
          <table:table-cell table:style-name="ce2" office:value-type="float" office:value="185.14" calcext:value-type="float">
            <text:p>185.14</text:p>
          </table:table-cell>
          <table:table-cell table:style-name="ce5" office:value-type="string" calcext:value-type="string" table:number-columns-spanned="4" table:number-rows-spanned="1">
            <text:p><text:a xlink:href="https://universalis.app/market/43976" xlink:type="simple">https://universalis.app/market/43976</text:a></text:p>
          </table:table-cell>
          <table:covered-table-cell table:number-columns-repeated="3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ココナッツ</text:p>
          </table:table-cell>
          <table:table-cell table:style-name="ce2" office:value-type="float" office:value="-99" calcext:value-type="float">
            <text:p>-99</text:p>
          </table:table-cell>
          <table:table-cell table:style-name="ce2" office:value-type="string" calcext:value-type="string">
            <text:p>Titan</text:p>
          </table:table-cell>
          <table:table-cell table:style-name="ce2" office:value-type="float" office:value="-180" calcext:value-type="float">
            <text:p>-180</text:p>
          </table:table-cell>
          <table:table-cell table:style-name="ce2" office:value-type="float" office:value="-99" calcext:value-type="float">
            <text:p>-99</text:p>
          </table:table-cell>
          <table:table-cell table:style-name="ce2" office:value-type="float" office:value="544.79" calcext:value-type="float">
            <text:p>544.79</text:p>
          </table:table-cell>
          <table:table-cell table:style-name="ce5" office:value-type="string" calcext:value-type="string" table:number-columns-spanned="4" table:number-rows-spanned="1">
            <text:p><text:a xlink:href="https://universalis.app/market/36087" xlink:type="simple">https://universalis.app/market/36087</text:a></text:p>
          </table:table-cell>
          <table:covered-table-cell table:number-columns-repeated="3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トラルコーン</text:p>
          </table:table-cell>
          <table:table-cell table:style-name="ce2" office:value-type="float" office:value="-99" calcext:value-type="float">
            <text:p>-99</text:p>
          </table:table-cell>
          <table:table-cell table:style-name="ce2" office:value-type="string" calcext:value-type="string">
            <text:p>Titan</text:p>
          </table:table-cell>
          <table:table-cell table:style-name="ce2" office:value-type="float" office:value="-322" calcext:value-type="float">
            <text:p>-322</text:p>
          </table:table-cell>
          <table:table-cell table:style-name="ce2" office:value-type="float" office:value="-99" calcext:value-type="float">
            <text:p>-99</text:p>
          </table:table-cell>
          <table:table-cell table:style-name="ce2" office:value-type="float" office:value="3890.45" calcext:value-type="float">
            <text:p>3890.45</text:p>
          </table:table-cell>
          <table:table-cell table:style-name="ce5" office:value-type="string" calcext:value-type="string" table:number-columns-spanned="4" table:number-rows-spanned="1">
            <text:p><text:a xlink:href="https://universalis.app/market/43981" xlink:type="simple">https://universalis.app/market/43981</text:a></text:p>
          </table:table-cell>
          <table:covered-table-cell table:number-columns-repeated="3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ヤースラニガーリック</text:p>
          </table:table-cell>
          <table:table-cell table:style-name="ce2" office:value-type="float" office:value="-99" calcext:value-type="float">
            <text:p>-99</text:p>
          </table:table-cell>
          <table:table-cell table:style-name="ce2" office:value-type="string" calcext:value-type="string">
            <text:p>Titan</text:p>
          </table:table-cell>
          <table:table-cell table:style-name="ce2" office:value-type="float" office:value="-201" calcext:value-type="float">
            <text:p>-201</text:p>
          </table:table-cell>
          <table:table-cell table:style-name="ce2" office:value-type="float" office:value="-99" calcext:value-type="float">
            <text:p>-99</text:p>
          </table:table-cell>
          <table:table-cell table:style-name="ce2" office:value-type="float" office:value="3359.31" calcext:value-type="float">
            <text:p>3359.31</text:p>
          </table:table-cell>
          <table:table-cell table:style-name="ce5" office:value-type="string" calcext:value-type="string" table:number-columns-spanned="4" table:number-rows-spanned="1">
            <text:p><text:a xlink:href="https://universalis.app/market/43985" xlink:type="simple">https://universalis.app/market/43985</text:a></text:p>
          </table:table-cell>
          <table:covered-table-cell table:number-columns-repeated="3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ココナッツミルク</text:p>
          </table:table-cell>
          <table:table-cell table:style-name="ce2" office:value-type="float" office:value="-297" calcext:value-type="float">
            <text:p>-297</text:p>
          </table:table-cell>
          <table:table-cell table:style-name="ce2" office:value-type="string" calcext:value-type="string">
            <text:p>Titan</text:p>
          </table:table-cell>
          <table:table-cell table:style-name="ce2" office:value-type="float" office:value="-550" calcext:value-type="float">
            <text:p>-550</text:p>
          </table:table-cell>
          <table:table-cell table:style-name="ce2" office:value-type="float" office:value="-297" calcext:value-type="float">
            <text:p>-297</text:p>
          </table:table-cell>
          <table:table-cell table:style-name="ce2" office:value-type="float" office:value="22.64" calcext:value-type="float">
            <text:p>22.64</text:p>
          </table:table-cell>
          <table:table-cell table:style-name="ce5" office:value-type="string" calcext:value-type="string" table:number-columns-spanned="4" table:number-rows-spanned="1">
            <text:p><text:a xlink:href="https://universalis.app/market/36082" xlink:type="simple">https://universalis.app/market/36082</text:a></text:p>
          </table:table-cell>
          <table:covered-table-cell table:number-columns-repeated="3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ココナッツミルク[HQ]</text:p>
          </table:table-cell>
          <table:table-cell table:style-name="ce2" office:value-type="float" office:value="-297" calcext:value-type="float">
            <text:p>-297</text:p>
          </table:table-cell>
          <table:table-cell table:style-name="ce2" office:value-type="string" calcext:value-type="string">
            <text:p>Titan</text:p>
          </table:table-cell>
          <table:table-cell table:style-name="ce2" office:value-type="float" office:value="-799" calcext:value-type="float">
            <text:p>-799</text:p>
          </table:table-cell>
          <table:table-cell table:style-name="ce2" office:value-type="float" office:value="-297" calcext:value-type="float">
            <text:p>-297</text:p>
          </table:table-cell>
          <table:table-cell table:style-name="ce2" office:value-type="float" office:value="338.33" calcext:value-type="float">
            <text:p>338.33</text:p>
          </table:table-cell>
          <table:table-cell table:style-name="ce5" office:value-type="string" calcext:value-type="string" table:number-columns-spanned="4" table:number-rows-spanned="1">
            <text:p><text:a xlink:href="https://universalis.app/market/36082" xlink:type="simple">https://universalis.app/market/36082</text:a></text:p>
          </table:table-cell>
          <table:covered-table-cell table:number-columns-repeated="3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トラルコーンオイル</text:p>
          </table:table-cell>
          <table:table-cell table:style-name="ce2" office:value-type="float" office:value="-297" calcext:value-type="float">
            <text:p>-297</text:p>
          </table:table-cell>
          <table:table-cell table:style-name="ce2" office:value-type="string" calcext:value-type="string">
            <text:p>Titan</text:p>
          </table:table-cell>
          <table:table-cell table:style-name="ce2" office:value-type="float" office:value="-480" calcext:value-type="float">
            <text:p>-480</text:p>
          </table:table-cell>
          <table:table-cell table:style-name="ce2" office:value-type="float" office:value="-297" calcext:value-type="float">
            <text:p>-297</text:p>
          </table:table-cell>
          <table:table-cell table:style-name="ce2" office:value-type="float" office:value="148.19" calcext:value-type="float">
            <text:p>148.19</text:p>
          </table:table-cell>
          <table:table-cell table:style-name="ce5" office:value-type="string" calcext:value-type="string" table:number-columns-spanned="4" table:number-rows-spanned="1">
            <text:p><text:a xlink:href="https://universalis.app/market/43976" xlink:type="simple">https://universalis.app/market/43976</text:a></text:p>
          </table:table-cell>
          <table:covered-table-cell table:number-columns-repeated="3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トラルコーンオイル[HQ]</text:p>
          </table:table-cell>
          <table:table-cell table:style-name="ce2" office:value-type="float" office:value="-297" calcext:value-type="float">
            <text:p>-297</text:p>
          </table:table-cell>
          <table:table-cell table:style-name="ce2" office:value-type="string" calcext:value-type="string">
            <text:p>Titan</text:p>
          </table:table-cell>
          <table:table-cell table:style-name="ce2" office:value-type="float" office:value="-898" calcext:value-type="float">
            <text:p>-898</text:p>
          </table:table-cell>
          <table:table-cell table:style-name="ce2" office:value-type="float" office:value="-297" calcext:value-type="float">
            <text:p>-297</text:p>
          </table:table-cell>
          <table:table-cell table:style-name="ce2" office:value-type="float" office:value="1363.97" calcext:value-type="float">
            <text:p>1363.97</text:p>
          </table:table-cell>
          <table:table-cell table:style-name="ce5" office:value-type="string" calcext:value-type="string" table:number-columns-spanned="4" table:number-rows-spanned="1">
            <text:p><text:a xlink:href="https://universalis.app/market/43976" xlink:type="simple">https://universalis.app/market/43976</text:a></text:p>
          </table:table-cell>
          <table:covered-table-cell table:number-columns-repeated="3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2" office:value-type="string" calcext:value-type="string">
            <text:p>ムケッカ[HQ]</text:p>
          </table:table-cell>
          <table:table-cell table:style-name="ce2" office:value-type="float" office:value="-297" calcext:value-type="float">
            <text:p>-297</text:p>
          </table:table-cell>
          <table:table-cell table:style-name="ce2" office:value-type="string" calcext:value-type="string">
            <text:p>Titan</text:p>
          </table:table-cell>
          <table:table-cell table:style-name="ce2" office:value-type="float" office:value="-2295" calcext:value-type="float">
            <text:p>-2295</text:p>
          </table:table-cell>
          <table:table-cell table:style-name="ce2" office:value-type="float" office:value="-297" calcext:value-type="float">
            <text:p>-297</text:p>
          </table:table-cell>
          <table:table-cell table:style-name="ce2" office:value-type="float" office:value="5723.95" calcext:value-type="float">
            <text:p>5723.95</text:p>
          </table:table-cell>
          <table:table-cell table:style-name="ce5" office:value-type="string" calcext:value-type="string" table:number-columns-spanned="4" table:number-rows-spanned="1">
            <text:p><text:a xlink:href="https://universalis.app/market/44178" xlink:type="simple">https://universalis.app/market/44178</text:a></text:p>
          </table:table-cell>
          <table:covered-table-cell table:number-columns-repeated="3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3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 table:number-columns-spanned="10" table:number-rows-spanned="1">
            <text:p>(Gathering yield is measured with iLv707/5345/5173/GP930 gears)</text:p>
          </table:table-cell>
          <table:covered-table-cell table:number-columns-repeated="9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 table:number-columns-spanned="5" table:number-rows-spanned="1">
            <text:p>Gather Plan</text:p>
          </table:table-cell>
          <table:covered-table-cell table:number-columns-repeated="4"/>
          <table:table-cell table:style-name="ce3" office:value-type="string" calcext:value-type="string">
            <text:p>Yield / Cordial</text:p>
          </table:table-cell>
          <table:table-cell table:style-name="ce3" office:value-type="string" calcext:value-type="string">
            <text:p>Time / Cordial</text:p>
          </table:table-cell>
          <table:table-cell table:style-name="ce3" office:value-type="string" calcext:value-type="string">
            <text:p>Expense / Hour</text:p>
          </table:table-cell>
          <table:table-cell table:style-name="ce3" office:value-type="string" calcext:value-type="string">
            <text:p>Revenue / Hour</text:p>
          </table:table-cell>
          <table:table-cell table:style-name="ce3" office:value-type="string" calcext:value-type="string">
            <text:p>Profit / Hour</text:p>
          </table:table-cell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 table:number-columns-spanned="5" table:number-rows-spanned="1">
            <text:p>(ナシゴレン[HQ] + Cordial) → ココナッツ</text:p>
          </table:table-cell>
          <table:covered-table-cell table:number-columns-repeated="4"/>
          <table:table-cell table:style-name="ce3" office:value-type="float" office:value="120" calcext:value-type="float">
            <text:p>120</text:p>
          </table:table-cell>
          <table:table-cell table:style-name="ce6" office:value-type="float" office:value="240" calcext:value-type="float">
            <text:p>240.00</text:p>
          </table:table-cell>
          <table:table-cell table:style-name="ce6" table:formula="of:=([.$D$6]*2+[.$D$11]*3600/[.$G34])*1.05" office:value-type="float" office:value="3124.0125" calcext:value-type="float">
            <text:p>3,124.01</text:p>
          </table:table-cell>
          <table:table-cell table:style-name="ce6" table:formula="of:=[.$D$23]*[.$F34]*3600/[.$G34]*-0.97" office:value-type="float" office:value="314280" calcext:value-type="float">
            <text:p>314,280.00</text:p>
          </table:table-cell>
          <table:table-cell table:style-name="ce6" table:formula="of:=[.$I34]-[.$H34]" office:value-type="float" office:value="311155.9875" calcext:value-type="float">
            <text:p>311,155.99</text:p>
          </table:table-cell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 table:number-columns-spanned="5" table:number-rows-spanned="1">
            <text:p>(ナシゴレン[HQ] + Cordial) → トラルコーン</text:p>
          </table:table-cell>
          <table:covered-table-cell table:number-columns-repeated="4"/>
          <table:table-cell table:style-name="ce3" office:value-type="float" office:value="120" calcext:value-type="float">
            <text:p>120</text:p>
          </table:table-cell>
          <table:table-cell table:style-name="ce6" office:value-type="float" office:value="240" calcext:value-type="float">
            <text:p>240.00</text:p>
          </table:table-cell>
          <table:table-cell table:style-name="ce6" table:formula="of:=([.$D$6]*2+[.$D$11]*3600/[.$G35])*1.05" office:value-type="float" office:value="3124.0125" calcext:value-type="float">
            <text:p>3,124.01</text:p>
          </table:table-cell>
          <table:table-cell table:style-name="ce6" table:formula="of:=[.$D$24]*[.$F35]*3600/[.$G35]*-0.97" office:value-type="float" office:value="562212" calcext:value-type="float">
            <text:p>562,212.00</text:p>
          </table:table-cell>
          <table:table-cell table:style-name="ce6" table:formula="of:=[.$I35]-[.$H35]" office:value-type="float" office:value="559087.9875" calcext:value-type="float">
            <text:p>559,087.99</text:p>
          </table:table-cell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 table:number-columns-spanned="5" table:number-rows-spanned="1">
            <text:p>(ナシゴレン[HQ] + Cordial) → ヤースラニガーリック</text:p>
          </table:table-cell>
          <table:covered-table-cell table:number-columns-repeated="4"/>
          <table:table-cell table:style-name="ce3" office:value-type="float" office:value="120" calcext:value-type="float">
            <text:p>120</text:p>
          </table:table-cell>
          <table:table-cell table:style-name="ce6" office:value-type="float" office:value="240" calcext:value-type="float">
            <text:p>240.00</text:p>
          </table:table-cell>
          <table:table-cell table:style-name="ce6" table:formula="of:=([.$D$6]*2+[.$D$11]*3600/[.$G36])*1.05" office:value-type="float" office:value="3124.0125" calcext:value-type="float">
            <text:p>3,124.01</text:p>
          </table:table-cell>
          <table:table-cell table:style-name="ce6" table:formula="of:=[.$D$25]*[.$F36]*3600/[.$G36]*-0.97" office:value-type="float" office:value="350946" calcext:value-type="float">
            <text:p>350,946.00</text:p>
          </table:table-cell>
          <table:table-cell table:style-name="ce6" table:formula="of:=[.$I36]-[.$H36]" office:value-type="float" office:value="347821.9875" calcext:value-type="float">
            <text:p>347,821.99</text:p>
          </table:table-cell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3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 table:number-columns-spanned="10" table:number-rows-spanned="1">
            <text:p>(Crafting time and yield are measured with iLv707/5428/5084/CP645 gears and Raphael FFXIV Crafting Solver)</text:p>
          </table:table-cell>
          <table:covered-table-cell table:number-columns-repeated="9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 table:number-columns-spanned="5" table:number-rows-spanned="1">
            <text:p>Synthesis Plan</text:p>
          </table:table-cell>
          <table:covered-table-cell table:number-columns-repeated="4"/>
          <table:table-cell table:style-name="ce3" office:value-type="string" calcext:value-type="string">
            <text:p>Yield / Craft</text:p>
          </table:table-cell>
          <table:table-cell table:style-name="ce3" office:value-type="string" calcext:value-type="string">
            <text:p>Time / Craft</text:p>
          </table:table-cell>
          <table:table-cell table:style-name="ce3" office:value-type="string" calcext:value-type="string">
            <text:p>Expense / Hour</text:p>
          </table:table-cell>
          <table:table-cell table:style-name="ce3" office:value-type="string" calcext:value-type="string">
            <text:p>Revenue / Hour</text:p>
          </table:table-cell>
          <table:table-cell table:style-name="ce3" office:value-type="string" calcext:value-type="string">
            <text:p>Profit / Hour</text:p>
          </table:table-cell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 table:number-columns-spanned="5" table:number-rows-spanned="1">
            <text:p>#1 ココナッツ → ココナッツミルク</text:p>
          </table:table-cell>
          <table:covered-table-cell table:number-columns-repeated="4"/>
          <table:table-cell table:style-name="ce3" office:value-type="float" office:value="297" calcext:value-type="float">
            <text:p>297</text:p>
          </table:table-cell>
          <table:table-cell table:style-name="ce6" office:value-type="float" office:value="330" calcext:value-type="float">
            <text:p>330.00</text:p>
          </table:table-cell>
          <table:table-cell table:style-name="ce6" table:formula="of:=([.$D$3]*792+[.$D$15]*594)*3600/[.$G40]*1.05" office:value-type="float" office:value="1553580" calcext:value-type="float">
            <text:p>1,553,580.00</text:p>
          </table:table-cell>
          <table:table-cell table:style-name="ce6" table:formula="of:=[.$D$26]*[.$F40]*3600/[.$G40]*-0.97" office:value-type="float" office:value="1728540" calcext:value-type="float">
            <text:p>1,728,540.00</text:p>
          </table:table-cell>
          <table:table-cell table:style-name="ce6" table:formula="of:=[.$I40]-[.$H40]" office:value-type="float" office:value="174960" calcext:value-type="float">
            <text:p>174,960.00</text:p>
          </table:table-cell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 table:number-columns-spanned="5" table:number-rows-spanned="1">
            <text:p>#2 ココナッツ → ココナッツミルク[HQ]</text:p>
          </table:table-cell>
          <table:covered-table-cell table:number-columns-repeated="4"/>
          <table:table-cell table:style-name="ce3" office:value-type="float" office:value="3" calcext:value-type="float">
            <text:p>3</text:p>
          </table:table-cell>
          <table:table-cell table:style-name="ce6" office:value-type="float" office:value="8.75" calcext:value-type="float">
            <text:p>8.75</text:p>
          </table:table-cell>
          <table:table-cell table:style-name="ce6" table:formula="of:=([.$D$3]*8+[.$D$15]*6)*3600/[.$G41]*1.05" office:value-type="float" office:value="591840" calcext:value-type="float">
            <text:p>591,840.00</text:p>
          </table:table-cell>
          <table:table-cell table:style-name="ce6" table:formula="of:=[.$D$27]*[.$F41]*3600/[.$G41]*-0.97" office:value-type="float" office:value="956608.4571" calcext:value-type="float">
            <text:p>956,608.46</text:p>
          </table:table-cell>
          <table:table-cell table:style-name="ce6" table:formula="of:=[.$I41]-[.$H41]" office:value-type="float" office:value="364768.4571" calcext:value-type="float">
            <text:p>364,768.46</text:p>
          </table:table-cell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 table:number-columns-spanned="5" table:number-rows-spanned="1">
            <text:p>#3 トラルコーン → トラルコーンオイル</text:p>
          </table:table-cell>
          <table:covered-table-cell table:number-columns-repeated="4"/>
          <table:table-cell table:style-name="ce3" office:value-type="float" office:value="297" calcext:value-type="float">
            <text:p>297</text:p>
          </table:table-cell>
          <table:table-cell table:style-name="ce6" office:value-type="float" office:value="330" calcext:value-type="float">
            <text:p>330.00</text:p>
          </table:table-cell>
          <table:table-cell table:style-name="ce6" table:formula="of:=([.$D$3]*792+[.$D$16]*594)*3600/[.$G42]*1.05" office:value-type="float" office:value="1923173.28" calcext:value-type="float">
            <text:p>1,923,173.28</text:p>
          </table:table-cell>
          <table:table-cell table:style-name="ce6" table:formula="of:=[.$D$28]*[.$F42]*3600/[.$G42]*-0.97" office:value-type="float" office:value="1508544" calcext:value-type="float">
            <text:p>1,508,544.00</text:p>
          </table:table-cell>
          <table:table-cell table:style-name="ce6" table:formula="of:=[.$I42]-[.$H42]" office:value-type="float" office:value="-414629.28" calcext:value-type="float">
            <text:p>-414,629.28</text:p>
          </table:table-cell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 table:number-columns-spanned="5" table:number-rows-spanned="1">
            <text:p>#4 トラルコーン → トラルコーンオイル[HQ]</text:p>
          </table:table-cell>
          <table:covered-table-cell table:number-columns-repeated="4"/>
          <table:table-cell table:style-name="ce3" office:value-type="float" office:value="3" calcext:value-type="float">
            <text:p>3</text:p>
          </table:table-cell>
          <table:table-cell table:style-name="ce6" office:value-type="float" office:value="32" calcext:value-type="float">
            <text:p>32.00</text:p>
          </table:table-cell>
          <table:table-cell table:style-name="ce6" table:formula="of:=([.$D$3]*8+[.$D$16]*6)*3600/[.$G43]*1.05" office:value-type="float" office:value="200330.55" calcext:value-type="float">
            <text:p>200,330.55</text:p>
          </table:table-cell>
          <table:table-cell table:style-name="ce6" table:formula="of:=[.$D$29]*[.$F43]*3600/[.$G43]*-0.97" office:value-type="float" office:value="293982.75" calcext:value-type="float">
            <text:p>293,982.75</text:p>
          </table:table-cell>
          <table:table-cell table:style-name="ce6" table:formula="of:=[.$I43]-[.$H43]" office:value-type="float" office:value="93652.2" calcext:value-type="float">
            <text:p>93,652.20</text:p>
          </table:table-cell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 table:number-columns-spanned="5" table:number-rows-spanned="1">
            <text:p>#5 ココナッツミルク + トラルコーンオイル + (ロネークステーキ[HQ]) → ムケッカ[HQ]</text:p>
          </table:table-cell>
          <table:covered-table-cell table:number-columns-repeated="4"/>
          <table:table-cell table:style-name="ce3" office:value-type="float" office:value="2.94" calcext:value-type="float">
            <text:p>2.94</text:p>
          </table:table-cell>
          <table:table-cell table:style-name="ce6" office:value-type="float" office:value="67.5" calcext:value-type="float">
            <text:p>67.50</text:p>
          </table:table-cell>
          <table:table-cell table:style-name="ce6" table:formula="of:=(([.$D$4]*3+[.$D$5]*3+[.$D$13]+[.$D$14]+[.$D$17]+[.$D$18]+[.$D$19]+[.$D$21]*2)*3600/[.$G44]+[.$D$7]*2)*1.05" office:value-type="float" office:value="167305.894" calcext:value-type="float">
            <text:p>167,305.89</text:p>
          </table:table-cell>
          <table:table-cell table:style-name="ce6" table:formula="of:=[.$D$30]*[.$F44]*3600/[.$G44]*-0.97" office:value-type="float" office:value="349060.32" calcext:value-type="float">
            <text:p>349,060.32</text:p>
          </table:table-cell>
          <table:table-cell table:style-name="ce6" table:formula="of:=[.$I44]-[.$H44]" office:value-type="float" office:value="181754.426" calcext:value-type="float">
            <text:p>181,754.43</text:p>
          </table:table-cell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 table:number-columns-spanned="5" table:number-rows-spanned="1">
            <text:p>#6 ココナッツミルク + トラルコーンオイル + (ロネークステーキ[HQ] + CP+21) → ムケッカ[HQ]</text:p>
          </table:table-cell>
          <table:covered-table-cell table:number-columns-repeated="4"/>
          <table:table-cell table:style-name="ce3" office:value-type="float" office:value="3" calcext:value-type="float">
            <text:p>3</text:p>
          </table:table-cell>
          <table:table-cell table:style-name="ce6" office:value-type="float" office:value="63.75" calcext:value-type="float">
            <text:p>63.75</text:p>
          </table:table-cell>
          <table:table-cell table:style-name="ce6" table:formula="of:=(([.$D$4]*3+[.$D$5]*3+[.$D$13]+[.$D$14]+[.$D$17]+[.$D$18]+[.$D$19]+[.$D$21]*2)*3600/[.$G45]+[.$D$7]*2+[.$D$9]*4)*1.05" office:value-type="float" office:value="177858.6081" calcext:value-type="float">
            <text:p>177,858.61</text:p>
          </table:table-cell>
          <table:table-cell table:style-name="ce6" table:formula="of:=[.$D$30]*[.$F45]*3600/[.$G45]*-0.97" office:value-type="float" office:value="377136" calcext:value-type="float">
            <text:p>377,136.00</text:p>
          </table:table-cell>
          <table:table-cell table:style-name="ce6" table:formula="of:=[.$I45]-[.$H45]" office:value-type="float" office:value="199277.3919" calcext:value-type="float">
            <text:p>199,277.39</text:p>
          </table:table-cell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 table:number-columns-spanned="5" table:number-rows-spanned="1">
            <text:p>#7 ココナッツミルク + トラルコーンオイル + (ロネークステーキ[HQ] + CP+27) → ムケッカ[HQ]</text:p>
          </table:table-cell>
          <table:covered-table-cell table:number-columns-repeated="4"/>
          <table:table-cell table:style-name="ce3" office:value-type="float" office:value="3" calcext:value-type="float">
            <text:p>3</text:p>
          </table:table-cell>
          <table:table-cell table:style-name="ce6" office:value-type="float" office:value="61.25" calcext:value-type="float">
            <text:p>61.25</text:p>
          </table:table-cell>
          <table:table-cell table:style-name="ce6" table:formula="of:=(([.$D$4]*3+[.$D$5]*3+[.$D$13]+[.$D$14]+[.$D$17]+[.$D$18]+[.$D$19]+[.$D$21]*2)*3600/[.$G46]+[.$D$7]*2+[.$D$10]*4)*1.05" office:value-type="float" office:value="189097.7751" calcext:value-type="float">
            <text:p>189,097.78</text:p>
          </table:table-cell>
          <table:table-cell table:style-name="ce6" table:formula="of:=[.$D$30]*[.$F46]*3600/[.$G46]*-0.97" office:value-type="float" office:value="392529.306122449" calcext:value-type="float">
            <text:p>392,529.31</text:p>
          </table:table-cell>
          <table:table-cell table:style-name="ce6" table:formula="of:=[.$I46]-[.$H46]" office:value-type="float" office:value="203431.531022449" calcext:value-type="float">
            <text:p>203,431.53</text:p>
          </table:table-cell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 table:number-columns-spanned="5" table:number-rows-spanned="1">
            <text:p>#8 ココナッツミルク[HQ] + トラルコーンオイル + (ロネークステーキ[HQ]) → ムケッカ[HQ]</text:p>
          </table:table-cell>
          <table:covered-table-cell table:number-columns-repeated="4"/>
          <table:table-cell table:style-name="ce3" office:value-type="float" office:value="3" calcext:value-type="float">
            <text:p>3</text:p>
          </table:table-cell>
          <table:table-cell table:style-name="ce6" office:value-type="float" office:value="47.5" calcext:value-type="float">
            <text:p>47.50</text:p>
          </table:table-cell>
          <table:table-cell table:style-name="ce6" table:formula="of:=(([.$D$4]*3+[.$D$5]*3+[.$D$13]+[.$D$14]+[.$D$17]+[.$D$18]+[.$D$20]+[.$D$21]*2)*3600/[.$G47]+[.$D$7]*2)*1.05" office:value-type="float" office:value="249841.3172" calcext:value-type="float">
            <text:p>249,841.32</text:p>
          </table:table-cell>
          <table:table-cell table:style-name="ce6" table:formula="of:=[.$D$30]*[.$F47]*3600/[.$G47]*-0.97" office:value-type="float" office:value="506156.210526316" calcext:value-type="float">
            <text:p>506,156.21</text:p>
          </table:table-cell>
          <table:table-cell table:style-name="ce6" table:formula="of:=[.$I47]-[.$H47]" office:value-type="float" office:value="256314.893326316" calcext:value-type="float">
            <text:p>256,314.89</text:p>
          </table:table-cell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 table:number-columns-spanned="5" table:number-rows-spanned="1">
            <text:p>#9 ココナッツミルク + トラルコーンオイル[HQ] + (ロネークステーキ[HQ]) → ムケッカ[HQ]</text:p>
          </table:table-cell>
          <table:covered-table-cell table:number-columns-repeated="4"/>
          <table:table-cell table:style-name="ce3" office:value-type="float" office:value="3" calcext:value-type="float">
            <text:p>3</text:p>
          </table:table-cell>
          <table:table-cell table:style-name="ce6" office:value-type="float" office:value="41.25" calcext:value-type="float">
            <text:p>41.25</text:p>
          </table:table-cell>
          <table:table-cell table:style-name="ce6" table:formula="of:=(([.$D$4]*3+[.$D$5]*3+[.$D$13]+[.$D$14]+[.$D$17]+[.$D$18]+[.$D$19]+[.$D$22]*2)*3600/[.$G48]+[.$D$7]*2)*1.05" office:value-type="float" office:value="339249.1085" calcext:value-type="float">
            <text:p>339,249.11</text:p>
          </table:table-cell>
          <table:table-cell table:style-name="ce6" table:formula="of:=[.$D$30]*[.$F48]*3600/[.$G48]*-0.97" office:value-type="float" office:value="582846.545454545" calcext:value-type="float">
            <text:p>582,846.55</text:p>
          </table:table-cell>
          <table:table-cell table:style-name="ce6" table:formula="of:=[.$I48]-[.$H48]" office:value-type="float" office:value="243597.436954545" calcext:value-type="float">
            <text:p>243,597.44</text:p>
          </table:table-cell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 table:number-columns-spanned="5" table:number-rows-spanned="1">
            <text:p>#10 ココナッツミルク + トラルコーンオイル[HQ] + (セビーチェ[HQ]) → ムケッカ[HQ]</text:p>
          </table:table-cell>
          <table:covered-table-cell table:number-columns-repeated="4"/>
          <table:table-cell table:style-name="ce3" office:value-type="float" office:value="3" calcext:value-type="float">
            <text:p>3</text:p>
          </table:table-cell>
          <table:table-cell table:style-name="ce6" office:value-type="float" office:value="40" calcext:value-type="float">
            <text:p>40.00</text:p>
          </table:table-cell>
          <table:table-cell table:style-name="ce6" table:formula="of:=(([.$D$4]*3+[.$D$5]*3+[.$D$13]+[.$D$14]+[.$D$17]+[.$D$18]+[.$D$19]+[.$D$22]*2)*3600/[.$G49]+[.$D$8]*2)*1.05" office:value-type="float" office:value="351888.18" calcext:value-type="float">
            <text:p>351,888.18</text:p>
          </table:table-cell>
          <table:table-cell table:style-name="ce6" table:formula="of:=[.$D$30]*[.$F49]*3600/[.$G49]*-0.97" office:value-type="float" office:value="601060.5" calcext:value-type="float">
            <text:p>601,060.50</text:p>
          </table:table-cell>
          <table:table-cell table:style-name="ce6" table:formula="of:=[.$I49]-[.$H49]" office:value-type="float" office:value="249172.32" calcext:value-type="float">
            <text:p>249,172.32</text:p>
          </table:table-cell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 table:number-columns-spanned="5" table:number-rows-spanned="1">
            <text:p>#11 ココナッツミルク[HQ] + トラルコーンオイル[HQ] → ムケッカ[HQ]</text:p>
          </table:table-cell>
          <table:covered-table-cell table:number-columns-repeated="4"/>
          <table:table-cell table:style-name="ce3" office:value-type="float" office:value="3" calcext:value-type="float">
            <text:p>3</text:p>
          </table:table-cell>
          <table:table-cell table:style-name="ce6" office:value-type="float" office:value="37.5" calcext:value-type="float">
            <text:p>37.50</text:p>
          </table:table-cell>
          <table:table-cell table:style-name="ce6" table:formula="of:=([.$D$4]*3+[.$D$5]*3+[.$D$13]+[.$D$14]+[.$D$17]+[.$D$18]+[.$D$20]+[.$D$22]*2)*3600/[.$G50]*1.05" office:value-type="float" office:value="387300.816" calcext:value-type="float">
            <text:p>387,300.82</text:p>
          </table:table-cell>
          <table:table-cell table:style-name="ce6" table:formula="of:=[.$D$30]*[.$F50]*3600/[.$G50]*-0.97" office:value-type="float" office:value="641131.2" calcext:value-type="float">
            <text:p>641,131.20</text:p>
          </table:table-cell>
          <table:table-cell table:style-name="ce6" table:formula="of:=[.$I50]-[.$H50]" office:value-type="float" office:value="253830.384" calcext:value-type="float">
            <text:p>253,830.38</text:p>
          </table:table-cell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3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 table:number-columns-spanned="10" table:number-rows-spanned="1">
            <text:p>(What if I craft the intermediate products)</text:p>
          </table:table-cell>
          <table:covered-table-cell table:number-columns-repeated="9"/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 table:number-columns-spanned="5" table:number-rows-spanned="1">
            <text:p>Compond Synthesis Plan</text:p>
          </table:table-cell>
          <table:covered-table-cell table:number-columns-repeated="4"/>
          <table:table-cell table:style-name="ce3" office:value-type="string" calcext:value-type="string">
            <text:p>Yield / Batch</text:p>
          </table:table-cell>
          <table:table-cell table:style-name="ce3" office:value-type="string" calcext:value-type="string">
            <text:p>Time / Batch</text:p>
          </table:table-cell>
          <table:table-cell table:style-name="ce3" office:value-type="string" calcext:value-type="string">
            <text:p>Expense / Hour</text:p>
          </table:table-cell>
          <table:table-cell table:style-name="ce3" office:value-type="string" calcext:value-type="string">
            <text:p>Revenue / Hour</text:p>
          </table:table-cell>
          <table:table-cell table:style-name="ce3" office:value-type="string" calcext:value-type="string">
            <text:p>Profit / Hour</text:p>
          </table:table-cell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 table:number-columns-spanned="5" table:number-rows-spanned="1">
            <text:p>#2 + #8(×3)</text:p>
          </table:table-cell>
          <table:covered-table-cell table:number-columns-repeated="4"/>
          <table:table-cell table:style-name="ce3" office:value-type="float" office:value="9" calcext:value-type="float">
            <text:p>9</text:p>
          </table:table-cell>
          <table:table-cell table:style-name="ce6" table:formula="of:=[.G$41]+[.G$47]*3" office:value-type="float" office:value="151.25" calcext:value-type="float">
            <text:p>151.25</text:p>
          </table:table-cell>
          <table:table-cell table:style-name="ce6" table:formula="of:=(([.$D$3]*8+[.$D$15]*6)+([.$D$4]*3+[.$D$5]*3+[.$D$13]+[.$D$14]+[.$D$17]+[.$D$18]+[.$D$21]*2+[.$D$7]*[.$G$47]/1800)*3)*3600/[.$G54]*1.05" office:value-type="float" office:value="228912.5785" calcext:value-type="float">
            <text:p>228,912.58</text:p>
          </table:table-cell>
          <table:table-cell table:style-name="ce6" table:formula="of:=[.$D$30]*[.$F54]*3600/[.$G54]*-0.97" office:value-type="float" office:value="476874.446280992" calcext:value-type="float">
            <text:p>476,874.45</text:p>
          </table:table-cell>
          <table:table-cell table:style-name="ce6" table:formula="of:=[.$I54]-[.$H54]" office:value-type="float" office:value="247961.867780992" calcext:value-type="float">
            <text:p>247,961.87</text:p>
          </table:table-cell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 table:number-columns-spanned="5" table:number-rows-spanned="1">
            <text:p>#2 + #11(×3)</text:p>
          </table:table-cell>
          <table:covered-table-cell table:number-columns-repeated="4"/>
          <table:table-cell table:style-name="ce3" office:value-type="float" office:value="9" calcext:value-type="float">
            <text:p>9</text:p>
          </table:table-cell>
          <table:table-cell table:style-name="ce6" table:formula="of:=[.G$41]+[.G$50]*3" office:value-type="float" office:value="121.25" calcext:value-type="float">
            <text:p>121.25</text:p>
          </table:table-cell>
          <table:table-cell table:style-name="ce6" table:formula="of:=(([.$D$3]*8+[.$D$15]*6)+([.$D$4]*3+[.$D$5]*3+[.$D$13]+[.$D$14]+[.$D$17]+[.$D$18]+[.$D$22]*2)*3)*3600/[.$G55]*1.05" office:value-type="float" office:value="351274.0751" calcext:value-type="float">
            <text:p>351,274.08</text:p>
          </table:table-cell>
          <table:table-cell table:style-name="ce6" table:formula="of:=[.$D$30]*[.$F55]*3600/[.$G55]*-0.97" office:value-type="float" office:value="594864" calcext:value-type="float">
            <text:p>594,864.00</text:p>
          </table:table-cell>
          <table:table-cell table:style-name="ce6" table:formula="of:=[.$I55]-[.$H55]" office:value-type="float" office:value="243589.9249" calcext:value-type="float">
            <text:p>243,589.92</text:p>
          </table:table-cell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 table:number-columns-spanned="5" table:number-rows-spanned="1">
            <text:p>#4(×2) + #9(×3)</text:p>
          </table:table-cell>
          <table:covered-table-cell table:number-columns-repeated="4"/>
          <table:table-cell table:style-name="ce3" office:value-type="float" office:value="9" calcext:value-type="float">
            <text:p>9</text:p>
          </table:table-cell>
          <table:table-cell table:style-name="ce6" table:formula="of:=[.G$43]*2+[.G$48]*3" office:value-type="float" office:value="187.75" calcext:value-type="float">
            <text:p>187.75</text:p>
          </table:table-cell>
          <table:table-cell table:style-name="ce6" table:formula="of:=(([.$D$3]*8+[.$D$16]*6)*2+([.$D$4]*3+[.$D$5]*3+[.$D$13]+[.$D$14]+[.$D$17]+[.$D$18]+[.$D$19]+[.$D$7]*[.$G$48]/1800)*3)*3600/[.$G56]*1.05" office:value-type="float" office:value="204838.5448" calcext:value-type="float">
            <text:p>204,838.54</text:p>
          </table:table-cell>
          <table:table-cell table:style-name="ce6" table:formula="of:=[.$D$30]*[.$F56]*3600/[.$G56]*-0.97" office:value-type="float" office:value="384166.498002663" calcext:value-type="float">
            <text:p>384,166.50</text:p>
          </table:table-cell>
          <table:table-cell table:style-name="ce6" table:formula="of:=[.$I56]-[.$H56]" office:value-type="float" office:value="179327.953202663" calcext:value-type="float">
            <text:p>179,327.95</text:p>
          </table:table-cell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 table:number-columns-spanned="5" table:number-rows-spanned="1">
            <text:p>#4(×2) + #10(×3)</text:p>
          </table:table-cell>
          <table:covered-table-cell table:number-columns-repeated="4"/>
          <table:table-cell table:style-name="ce3" office:value-type="float" office:value="9" calcext:value-type="float">
            <text:p>9</text:p>
          </table:table-cell>
          <table:table-cell table:style-name="ce6" table:formula="of:=[.G$43]*2+[.G$49]*3" office:value-type="float" office:value="184" calcext:value-type="float">
            <text:p>184.00</text:p>
          </table:table-cell>
          <table:table-cell table:style-name="ce6" table:formula="of:=(([.$D$3]*8+[.$D$16]*6)*2+([.$D$4]*3+[.$D$5]*3+[.$D$13]+[.$D$14]+[.$D$17]+[.$D$18]+[.$D$19]+[.$D$8]*[.$G$49]/1800)*3)*3600/[.$G57]*1.05" office:value-type="float" office:value="210342.0717" calcext:value-type="float">
            <text:p>210,342.07</text:p>
          </table:table-cell>
          <table:table-cell table:style-name="ce6" table:formula="of:=[.$D$30]*[.$F57]*3600/[.$G57]*-0.97" office:value-type="float" office:value="391995.97826087" calcext:value-type="float">
            <text:p>391,995.98</text:p>
          </table:table-cell>
          <table:table-cell table:style-name="ce6" table:formula="of:=[.$I57]-[.$H57]" office:value-type="float" office:value="181653.90656087" calcext:value-type="float">
            <text:p>181,653.91</text:p>
          </table:table-cell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 table:number-columns-spanned="5" table:number-rows-spanned="1">
            <text:p>#4(×2) + #11(×3)</text:p>
          </table:table-cell>
          <table:covered-table-cell table:number-columns-repeated="4"/>
          <table:table-cell table:style-name="ce3" office:value-type="float" office:value="9" calcext:value-type="float">
            <text:p>9</text:p>
          </table:table-cell>
          <table:table-cell table:style-name="ce6" table:formula="of:=[.G$43]*2+[.G$50]*3" office:value-type="float" office:value="176.5" calcext:value-type="float">
            <text:p>176.50</text:p>
          </table:table-cell>
          <table:table-cell table:style-name="ce6" table:formula="of:=(([.$D$3]*8+[.$D$16]*6)*2+([.$D$4]*3+[.$D$5]*3+[.$D$13]+[.$D$14]+[.$D$17]+[.$D$18]+[.$D$20])*3)*3600/[.$G58]*1.05" office:value-type="float" office:value="226899.1581" calcext:value-type="float">
            <text:p>226,899.16</text:p>
          </table:table-cell>
          <table:table-cell table:style-name="ce6" table:formula="of:=[.$D$30]*[.$F58]*3600/[.$G58]*-0.97" office:value-type="float" office:value="408653.031161473" calcext:value-type="float">
            <text:p>408,653.03</text:p>
          </table:table-cell>
          <table:table-cell table:style-name="ce6" table:formula="of:=[.$I58]-[.$H58]" office:value-type="float" office:value="181753.873061473" calcext:value-type="float">
            <text:p>181,753.87</text:p>
          </table:table-cell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1" office:value-type="string" calcext:value-type="string" table:number-columns-spanned="5" table:number-rows-spanned="1">
            <text:p>#2 + #4(×2) + #11(×3)</text:p>
          </table:table-cell>
          <table:covered-table-cell table:number-columns-repeated="4"/>
          <table:table-cell table:style-name="ce3" office:value-type="float" office:value="9" calcext:value-type="float">
            <text:p>9</text:p>
          </table:table-cell>
          <table:table-cell table:style-name="ce6" table:formula="of:=[.G$41]+[.G$43]*2+[.G$50]*3" office:value-type="float" office:value="185.25" calcext:value-type="float">
            <text:p>185.25</text:p>
          </table:table-cell>
          <table:table-cell table:style-name="ce6" table:formula="of:=(([.$D$3]*8+[.$D$15]*6)+([.$D$3]*8+[.$D$16]*6)*2+([.$D$4]*3+[.$D$5]*3+[.$D$13]+[.$D$14]+[.$D$17]+[.$D$18])*3)*3600/[.$G59]*1.05" office:value-type="float" office:value="210895.2291" calcext:value-type="float">
            <text:p>210,895.23</text:p>
          </table:table-cell>
          <table:table-cell table:style-name="ce6" table:formula="of:=[.$D$30]*[.$F59]*3600/[.$G59]*-0.97" office:value-type="float" office:value="389350.931174089" calcext:value-type="float">
            <text:p>389,350.93</text:p>
          </table:table-cell>
          <table:table-cell table:style-name="ce6" table:formula="of:=[.$I59]-[.$H59]" office:value-type="float" office:value="178455.702074089" calcext:value-type="float">
            <text:p>178,455.70</text:p>
          </table:table-cell>
          <table:table-cell table:style-name="ce3" table:number-columns-repeated="16"/>
          <table:table-cell table:number-columns-repeated="998"/>
        </table:table-row>
        <table:table-row table:style-name="ro1">
          <table:table-cell table:style-name="ce3" table:number-columns-repeated="26"/>
          <table:table-cell table:number-columns-repeated="998"/>
        </table:table-row>
        <table:table-row table:style-name="ro1" table:number-rows-repeated="956">
          <table:table-cell table:style-name="ce3" table:number-columns-repeated="26"/>
          <table:table-cell table:number-columns-repeated="998"/>
        </table:table-row>
        <table:table-row table:style-name="ro2" table:number-rows-repeated="1047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oqueca" style:display-name="PageStyle_Moquec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45" meta:object-count="0"/>
    <meta:generator>LibreOfficeDev/6.0.5.2$Linux_X86_64 LibreOffice_project/</meta:generator>
  </office:meta>
</office:document-meta>
</file>